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7cm"/>
    </style:style>
    <style:style style:name="co3" style:family="table-column">
      <style:table-column-properties fo:break-before="auto" style:column-width="5.5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use-window-font-color="true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urbuja" table:style-name="ta1">
        <table:shapes>
          <draw:frame draw:z-index="0" draw:style-name="gr1" draw:text-style-name="P1" svg:width="15.999cm" svg:height="8.999cm" svg:x="14.538cm" svg:y="1.93cm">
            <draw:object draw:notify-on-update-of-ranges="Burbuja.A2:Burbuja.A11 Burbuja.B1:Burbuja.B1 Burbuja.B2:Burbuja.B11 Burbuja.A2:Burbuja.A11 Burbuja.D1:Burbuja.D1 Burbuja.D2:Burbuja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Tam. Caso</text:p>
          </table:table-cell>
          <table:table-cell table:style-name="ce1" office:value-type="string" calcext:value-type="string">
            <text:p>Tiempo (us)</text:p>
          </table:table-cell>
          <table:table-cell table:style-name="ce1" office:value-type="string" calcext:value-type="string">
            <text:p>K=Tiempo/f(n)</text:p>
          </table:table-cell>
          <table:table-cell table:style-name="ce1" office:value-type="string" calcext:value-type="string">
            <text:p>Tiempo teórico estimado= K*f(n)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6" calcext:value-type="float">
            <text:p>1506</text:p>
          </table:table-cell>
          <table:table-cell table:formula="of:=[.B2]/([.A2]*[.A2])" office:value-type="float" office:value="0.001506" calcext:value-type="float">
            <text:p>0,001506</text:p>
          </table:table-cell>
          <table:table-cell table:formula="of:=[.A2]*[.A2] * [.C$13]" office:value-type="float" office:value="1170.522235371" calcext:value-type="float">
            <text:p>1170,522235371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233" calcext:value-type="float">
            <text:p>4233</text:p>
          </table:table-cell>
          <table:table-cell table:formula="of:=[.B3]/([.A3]*[.A3])" office:value-type="float" office:value="0.00105825" calcext:value-type="float">
            <text:p>0,00105825</text:p>
          </table:table-cell>
          <table:table-cell table:formula="of:=[.A3]*[.A3] * [.C$13]" office:value-type="float" office:value="4682.088941484" calcext:value-type="float">
            <text:p>4682,088941484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42" calcext:value-type="float">
            <text:p>9942</text:p>
          </table:table-cell>
          <table:table-cell table:formula="of:=[.B4]/([.A4]*[.A4])" office:value-type="float" office:value="0.00110466666666667" calcext:value-type="float">
            <text:p>0,00110466666666667</text:p>
          </table:table-cell>
          <table:table-cell table:formula="of:=[.A4]*[.A4] * [.C$13]" office:value-type="float" office:value="10534.700118339" calcext:value-type="float">
            <text:p>10534,700118339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7966" calcext:value-type="float">
            <text:p>17966</text:p>
          </table:table-cell>
          <table:table-cell table:formula="of:=[.B5]/([.A5]*[.A5])" office:value-type="float" office:value="0.001122875" calcext:value-type="float">
            <text:p>0,001122875</text:p>
          </table:table-cell>
          <table:table-cell table:formula="of:=[.A5]*[.A5] * [.C$13]" office:value-type="float" office:value="18728.355765936" calcext:value-type="float">
            <text:p>18728,355765936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7984" calcext:value-type="float">
            <text:p>27984</text:p>
          </table:table-cell>
          <table:table-cell table:formula="of:=[.B6]/([.A6]*[.A6])" office:value-type="float" office:value="0.00111936" calcext:value-type="float">
            <text:p>0,00111936</text:p>
          </table:table-cell>
          <table:table-cell table:formula="of:=[.A6]*[.A6] * [.C$13]" office:value-type="float" office:value="29263.055884275" calcext:value-type="float">
            <text:p>29263,055884275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0577" calcext:value-type="float">
            <text:p>40577</text:p>
          </table:table-cell>
          <table:table-cell table:formula="of:=[.B7]/([.A7]*[.A7])" office:value-type="float" office:value="0.00112713888888889" calcext:value-type="float">
            <text:p>0,00112713888888889</text:p>
          </table:table-cell>
          <table:table-cell table:formula="of:=[.A7]*[.A7] * [.C$13]" office:value-type="float" office:value="42138.800473356" calcext:value-type="float">
            <text:p>42138,800473356</text:p>
          </table:table-cell>
          <table:table-cell table:number-columns-repeated="1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56673" calcext:value-type="float">
            <text:p>56673</text:p>
          </table:table-cell>
          <table:table-cell table:formula="of:=[.B8]/([.A8]*[.A8])" office:value-type="float" office:value="0.00115659183673469" calcext:value-type="float">
            <text:p>0,00115659183673469</text:p>
          </table:table-cell>
          <table:table-cell table:formula="of:=[.A8]*[.A8] * [.C$13]" office:value-type="float" office:value="57355.589533179" calcext:value-type="float">
            <text:p>57355,589533179</text:p>
          </table:table-cell>
          <table:table-cell table:number-columns-repeated="1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74963" calcext:value-type="float">
            <text:p>74963</text:p>
          </table:table-cell>
          <table:table-cell table:formula="of:=[.B9]/([.A9]*[.A9])" office:value-type="float" office:value="0.001171296875" calcext:value-type="float">
            <text:p>0,001171296875</text:p>
          </table:table-cell>
          <table:table-cell table:formula="of:=[.A9]*[.A9] * [.C$13]" office:value-type="float" office:value="74913.423063744" calcext:value-type="float">
            <text:p>74913,423063744</text:p>
          </table:table-cell>
          <table:table-cell table:number-columns-repeated="1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4507" calcext:value-type="float">
            <text:p>94507</text:p>
          </table:table-cell>
          <table:table-cell table:formula="of:=[.B10]/([.A10]*[.A10])" office:value-type="float" office:value="0.00116675308641975" calcext:value-type="float">
            <text:p>0,00116675308641975</text:p>
          </table:table-cell>
          <table:table-cell table:formula="of:=[.A10]*[.A10] * [.C$13]" office:value-type="float" office:value="94812.301065051" calcext:value-type="float">
            <text:p>94812,301065051</text:p>
          </table:table-cell>
          <table:table-cell table:number-columns-repeated="1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7229" calcext:value-type="float">
            <text:p>117229</text:p>
          </table:table-cell>
          <table:table-cell table:formula="of:=[.B11]/([.A11]*[.A11])" office:value-type="float" office:value="0.00117229" calcext:value-type="float">
            <text:p>0,00117229</text:p>
          </table:table-cell>
          <table:table-cell table:formula="of:=[.A11]*[.A11] * [.C$13]" office:value-type="float" office:value="117052.2235371" calcext:value-type="float">
            <text:p>117052,2235371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K promedio:</text:p>
          </table:table-cell>
          <table:table-cell table:style-name="ce4" table:formula="of:=AVERAGE([.C2:.C12])" office:value-type="float" office:value="0.001170522235371" calcext:value-type="float">
            <text:p>0,001170522235371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11"/>
          <table:table-cell table:style-name="ce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table:style-name="ce4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1T08:54:19.246823523</meta:creation-date>
    <dc:date>2024-03-11T00:26:59.023245014</dc:date>
    <meta:editing-duration>PT1H29M56S</meta:editing-duration>
    <meta:editing-cycles>7</meta:editing-cycles>
    <meta:generator>LibreOffice/7.3.7.2$Linux_X86_64 LibreOffice_project/30$Build-2</meta:generator>
    <meta:document-statistic meta:table-count="1" meta:cell-count="4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661cm" svg:y="3.753cm" style:legend-expansion="high" chart:style-name="ch2"/>
        <chart:plot-area chart:style-name="ch3" table:cell-range-address="Burbuja.A2:Burbuja.B11 Burbuja.B1:Burbuja.B1 Burbuja.D1:Burbuja.D11" chart:data-source-has-labels="row" svg:x="0.32cm" svg:y="0.18cm" svg:width="10.021cm" svg:height="8.64cm">
          <chart:coordinate-region svg:x="1.682cm" svg:y="0.379cm" svg:width="8.19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urbuja.B2:Burbuja.B11" chart:label-cell-address="Burbuja.B1:Burbuja.B1" chart:class="chart:scatter">
            <chart:domain table:cell-range-address="Burbuja.A2:Burbuja.A11"/>
            <chart:data-point chart:repeated="10"/>
          </chart:series>
          <chart:series chart:style-name="ch7" chart:values-cell-range-address="Burbuja.D2:Burbuja.D11" chart:label-cell-address="Burbuja.D1:Burbuja.D1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 (us)</text:p>
                <draw:g>
                  <svg:desc>Burbuja.B1:Burbuja.B1</svg:desc>
                </draw:g>
              </table:table-cell>
              <table:table-cell office:value-type="string">
                <text:p>Tiempo teórico estimado= K*f(n)</text:p>
                <draw:g>
                  <svg:desc>Burbuja.D1:Burbuj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Burbuja.A2:Burbuja.A11</svg:desc>
                </draw:g>
              </table:table-cell>
              <table:table-cell office:value-type="float" office:value="1506">
                <text:p>1506</text:p>
                <draw:g>
                  <svg:desc>Burbuja.B2:Burbuja.B11</svg:desc>
                </draw:g>
              </table:table-cell>
              <table:table-cell office:value-type="float" office:value="1170.522235371">
                <text:p>1170.522235371</text:p>
                <draw:g>
                  <svg:desc>Burbuja.D2:Burbuja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4233">
                <text:p>4233</text:p>
              </table:table-cell>
              <table:table-cell office:value-type="float" office:value="4682.088941484">
                <text:p>4682.0889414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9942">
                <text:p>9942</text:p>
              </table:table-cell>
              <table:table-cell office:value-type="float" office:value="10534.700118339">
                <text:p>10534.7001183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17966">
                <text:p>17966</text:p>
              </table:table-cell>
              <table:table-cell office:value-type="float" office:value="18728.355765936">
                <text:p>18728.3557659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27984">
                <text:p>27984</text:p>
              </table:table-cell>
              <table:table-cell office:value-type="float" office:value="29263.055884275">
                <text:p>29263.0558842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40577">
                <text:p>40577</text:p>
              </table:table-cell>
              <table:table-cell office:value-type="float" office:value="42138.800473356">
                <text:p>42138.8004733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56673">
                <text:p>56673</text:p>
              </table:table-cell>
              <table:table-cell office:value-type="float" office:value="57355.589533179">
                <text:p>57355.5895331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74963">
                <text:p>74963</text:p>
              </table:table-cell>
              <table:table-cell office:value-type="float" office:value="74913.423063744">
                <text:p>74913.4230637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94507">
                <text:p>94507</text:p>
              </table:table-cell>
              <table:table-cell office:value-type="float" office:value="94812.301065051">
                <text:p>94812.3010650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117229">
                <text:p>117229</text:p>
              </table:table-cell>
              <table:table-cell office:value-type="float" office:value="117052.2235371">
                <text:p>117052.22353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